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⁃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fo:language="en" fo:country="US"/>
    </style:style>
    <style:style style:name="P2" style:parent-style-name="Standard" style:family="paragraph">
      <style:text-properties style:font-name="Times New Roman" fo:language="en" fo:country="US"/>
    </style:style>
    <style:style style:name="P3" style:parent-style-name="Standard" style:family="paragraph">
      <style:text-properties style:font-name="Times New Roman" fo:language="en" fo:country="US"/>
    </style:style>
    <style:style style:name="P4" style:parent-style-name="Standard" style:family="paragraph">
      <style:text-properties style:font-name="Times New Roman" fo:language="en" fo:country="US"/>
    </style:style>
    <style:style style:name="P5" style:parent-style-name="Standard" style:family="paragraph">
      <style:text-properties style:font-name="Times New Roman" fo:language="en" fo:country="US"/>
    </style:style>
    <style:style style:name="P6" style:parent-style-name="Standard" style:family="paragraph">
      <style:text-properties style:font-name="Times New Roman" fo:language="en" fo:country="US"/>
    </style:style>
    <style:style style:name="P7" style:parent-style-name="Standard" style:family="paragraph">
      <style:text-properties style:font-name="Times New Roman" fo:language="en" fo:country="US"/>
    </style:style>
    <style:style style:name="P8" style:parent-style-name="Standard" style:family="paragraph">
      <style:text-properties style:font-name="Times New Roman" fo:language="en" fo:country="US"/>
    </style:style>
    <style:style style:name="P9" style:parent-style-name="Standard" style:family="paragraph">
      <style:text-properties style:font-name="Times New Roman" fo:language="en" fo:country="US"/>
    </style:style>
    <style:style style:name="P10" style:parent-style-name="Standard" style:family="paragraph">
      <style:text-properties style:font-name="Times New Roman" fo:language="en" fo:country="US"/>
    </style:style>
    <style:style style:name="P11" style:parent-style-name="Standard" style:family="paragraph">
      <style:text-properties style:font-name="Times New Roman" fo:language="en" fo:country="US"/>
    </style:style>
    <style:style style:name="P12" style:parent-style-name="Standard" style:family="paragraph">
      <style:text-properties style:font-name="Times New Roman" fo:language="en" fo:country="US"/>
    </style:style>
    <style:style style:name="P13" style:parent-style-name="Standard" style:family="paragraph">
      <style:text-properties style:font-name="Times New Roman" fo:language="en" fo:country="US"/>
    </style:style>
    <style:style style:name="P14" style:parent-style-name="Standard" style:family="paragraph">
      <style:text-properties style:font-name="Times New Roman" fo:language="en" fo:country="US"/>
    </style:style>
    <style:style style:name="P15" style:parent-style-name="Standard" style:family="paragraph">
      <style:text-properties style:font-name="Times New Roman" fo:language="en" fo:country="US"/>
    </style:style>
    <style:style style:name="P16" style:parent-style-name="Standard" style:family="paragraph">
      <style:text-properties style:font-name="Times New Roman" fo:language="en" fo:country="US"/>
    </style:style>
    <style:style style:name="P17" style:parent-style-name="Standard" style:family="paragraph">
      <style:text-properties style:font-name="Times New Roman" fo:language="en" fo:country="US"/>
    </style:style>
    <style:style style:name="T18" style:parent-style-name="Absatz-Standardschriftart" style:family="text">
      <style:text-properties style:font-name="Times New Roman" fo:language="en" fo:country="US"/>
    </style:style>
    <style:style style:name="T19" style:parent-style-name="Absatz-Standardschriftart" style:family="text">
      <style:text-properties style:font-name="Times New Roman" fo:language="en" fo:country="US"/>
    </style:style>
    <style:style style:name="T20" style:parent-style-name="Absatz-Standardschriftart" style:family="text">
      <style:text-properties style:font-name="Times New Roman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Times New Roman" fo:language="en" fo:country="US"/>
    </style:style>
    <style:style style:name="P26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Times New Roman" fo:language="en" fo:country="US"/>
    </style:style>
    <style:style style:name="P27" style:parent-style-name="Standard" style:list-style-name="LFO1" style:family="paragraph">
      <style:paragraph-properties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Times New Roman" fo:language="en" fo:country="US"/>
    </style:style>
    <style:style style:name="P28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 fo:language="en" fo:country="US"/>
    </style:style>
    <style:style style:name="P29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 fo:language="en" fo:country="US"/>
    </style:style>
    <style:style style:name="P30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/>
    </style:style>
    <style:style style:name="P31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/>
    </style:style>
    <style:style style:name="P32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/>
    </style:style>
    <style:style style:name="P33" style:parent-style-name="Standard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/>
    </style:style>
    <style:style style:name="P34" style:parent-style-name="Standard" style:family="paragraph">
      <style:paragraph-properties>
        <style:tab-stops>
          <style:tab-stop style:type="left" style:position="0.3937in"/>
        </style:tab-stops>
      </style:paragraph-properties>
    </style:style>
    <style:style style:name="T35" style:parent-style-name="Absatz-Standardschriftart" style:family="text">
      <style:text-properties style:font-name="Times New Roman"/>
    </style:style>
  </office:automatic-styles>
  <office:body>
    <office:text text:use-soft-page-breaks="true">
      <text:p text:style-name="P1">Not representable in UML:</text:p>
      <text:p text:style-name="P2"/>
      <text:p text:style-name="P3">- Athletes belonging to a team must be citizens of the country the team represents</text:p>
      <text:p text:style-name="P4"/>
      <text:p text:style-name="P5">- Location may only be used by single performance at any given time</text:p>
      <text:p text:style-name="P6"/>
      <text:p text:style-name="P7">- Medal distribution mechanism</text:p>
      <text:p text:style-name="P8"/>
      <text:p text:style-name="P9"/>
      <text:p text:style-name="P10">Questions to ask TA's:¨</text:p>
      <text:p text:style-name="P11"/>
      <text:p text:style-name="P12">(1) Can multiple<text:s/>Teams represent the same Country in a single Event? Yes</text:p>
      <text:p text:style-name="P13"/>
      <text:p text:style-name="P14">(2) Can Teams participate in more than one Event? Yes but not different disciplines</text:p>
      <text:p text:style-name="P15"/>
      <text:p text:style-name="P16">(?3?) Can we have locations where no performances take place? Yes</text:p>
      <text:p text:style-name="P17"/>
      <text:p text:style-name="Standard"><text:span text:style-name="T18">Does the Country Class also represent Countries</text:span><text:span text:style-name="T19"><text:s/>that do not take part in the Olympic games?<text:s/></text:span><text:span text:style-name="T20">Yes</text:span></text:p>
      <text:p text:style-name="P21"/>
      <text:p text:style-name="P22"/>
      <text:p text:style-name="P23">My Questions to the Team:</text:p>
      <text:p text:style-name="P24"/>
      <text:list text:style-name="LFO1" text:continue-numbering="true">
        <text:list-item>
          <text:p text:style-name="P25">Do we want the Name: String fields (as they are not in the requirements but some form of identification will be necessary for the system)? Yes <text:s text:c="5"/>Do we need more such identifiers? Yes, ID for Athletes, Performance, mb Event (else?)</text:p>
        </text:list-item>
        <text:list-item>
          <text:p text:style-name="P26">Do we need to further specify the Time Class used in Performance? no</text:p>
        </text:list-item>
        <text:list-item>
          <text:p text:style-name="P27">How are we going to extend the Model to represent our specific sport, as the discipline, event and so on would be instances of the<text:s/>classes in the model and would therefore not belong in a class diagram: Our sport will inherit from discipline which should be an abstract class.</text:p>
        </text:list-item>
      </text:list>
      <text:p text:style-name="P28"/>
      <text:p text:style-name="P29"/>
      <text:p text:style-name="P30">ToDo:</text:p>
      <text:p text:style-name="P31"/>
      <text:p text:style-name="P32">Check Composition relations</text:p>
      <text:p text:style-name="P33"/>
      <text:p text:style-name="P34"><text:span text:style-name="T35">Check directions of relat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⁃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en Glauser</dc:creator>
    <meta:creation-date>2018-03-13T14:37:00Z</meta:creation-date>
    <dc:date>2018-03-13T14:38:00Z</dc:date>
    <meta:template xlink:href="Normal.dotm" xlink:type="simple"/>
    <meta:editing-cycles>2</meta:editing-cycles>
    <meta:editing-duration>PT0S</meta:editing-duration>
    <meta:document-statistic meta:page-count="1" meta:paragraph-count="2" meta:word-count="169" meta:character-count="1235" meta:row-count="8" meta:non-whitespace-character-count="1068"/>
  </office:meta>
</office:document-meta>
</file>